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8">
            <text:p>18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9-05_21-07-48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0">
            <text:p>20</text:p>
          </table:table-cell>
          <table:table-cell table:formula="of:=LEN([.B2])" office:value-type="float" office:value="23">
            <text:p>23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3-09-05_21-07-53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食べた物 ">
            <text:p>:m 食べた物 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0">
            <text:p>20</text:p>
          </table:table-cell>
          <table:table-cell table:formula="of:=LEN([.B3])" office:value-type="float" office:value="23">
            <text:p>23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9-06_00-57-26.jpg</text:p>
          </table:table-cell>
          <table:table-cell table:style-name="ce26" office:value-type="string">
            <text:p>:m :PHOTO 寝た時刻 / 2023</text:p>
          </table:table-cell>
          <table:table-cell table:style-name="ce43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:PHOTO 寝た時刻 / 2023">
            <text:p>:m :PHOTO 寝た時刻 / 2023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0">
            <text:p>20</text:p>
          </table:table-cell>
          <table:table-cell table:formula="of:=LEN([.B4])" office:value-type="float" office:value="23">
            <text:p>23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 office:value-type="string">
            <text:p>2023-09-06_07-37-53.jpg</text:p>
          </table:table-cell>
          <table:table-cell table:style-name="ce26" office:value-type="string">
            <text:p>:m :PHOTO 起き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:PHOTO 起きた時刻 / 2023">
            <text:p>:m :PHOTO 起きた時刻 / 2023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0">
            <text:p>20</text:p>
          </table:table-cell>
          <table:table-cell table:formula="of:=LEN([.B5])" office:value-type="float" office:value="23">
            <text:p>23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9-06_07-40-12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0">
            <text:p>20</text:p>
          </table:table-cell>
          <table:table-cell table:formula="of:=LEN([.B6])" office:value-type="float" office:value="23">
            <text:p>23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9-06_11-34-25.jpg</text:p>
          </table:table-cell>
          <table:table-cell table:style-name="ce26" office:value-type="string">
            <text:p>:m #*# / memo:other(m:other) / topic=母親。書置き。, location=台所, about=~,content=~,other=~,id=~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#*# / memo:other(m:other) / topic=母親。書置き。, location=台所, about=~,content=~,other=~,id=~ ">
            <text:p>:m #*# / memo:other(m:other) / topic=母親。書置き。, location=台所, about=~,content=~,other=~,id=~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0">
            <text:p>20</text:p>
          </table:table-cell>
          <table:table-cell table:formula="of:=LEN([.B7])" office:value-type="float" office:value="23">
            <text:p>23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9-06_11-53-35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0">
            <text:p>20</text:p>
          </table:table-cell>
          <table:table-cell table:formula="of:=LEN([.B8])" office:value-type="float" office:value="23">
            <text:p>23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9-06_14-17-53.jpg</text:p>
          </table:table-cell>
          <table:table-cell table:style-name="ce26" office:value-type="string">
            <text:p>:m 1*7 RES / JVEMV6 64#342_ugokasu_qc_EJ_NH_MGS / 『動かして学ぶ　量子コンピュータ　プログラミング』 著者=EJ;NH;MGS,校注=~ / p.16 / w=qubit;量子性；円表示,topic=~,publisher=~,other=</text:p>
          </table:table-cell>
          <table:table-cell table:style-name="ce27"/>
          <table:table-cell table:style-name="ce10"/>
          <table:table-cell table:style-name="ce10"/>
          <table:table-cell table:style-name="ce45" table:formula="of:=IF([.E9]=&quot;&quot;;[.C11];CONCATENATE([.C11];&quot; / &quot;;[.E9]))" office:value-type="string" office:string-value=":m 3*7 RES / JVEMV6 64#342_ugokasu_qc_EJ_NH_MGS / 『動かして学ぶ　量子コンピュータ　プログラミング』 著者=EJ;NH;MGS,校注=~ / p.21 / w=可逆性;,topic=スパイハンター；,publisher=~,other=q+:演算。Hが３連；memo+:演算。H-PHASE(-90)-H">
            <text:p>:m 3*7 RES / JVEMV6 64#342_ugokasu_qc_EJ_NH_MGS / 『動かして学ぶ　量子コンピュータ　プログラミング』 著者=EJ;NH;MGS,校注=~ / p.21 / w=可逆性;,topic=スパイハンター；,publisher=~,other=q+:演算。Hが３連；memo+:演算。H-PHASE(-90)-H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0">
            <text:p>20</text:p>
          </table:table-cell>
          <table:table-cell table:formula="of:=LEN([.B9])" office:value-type="float" office:value="23">
            <text:p>23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7" office:value-type="string">
            <text:p>2023-09-06_14-18-13.jpg</text:p>
          </table:table-cell>
          <table:table-cell table:style-name="ce26" office:value-type="string">
            <text:p>:m 2*7 RES / JVEMV6 64#342_ugokasu_qc_EJ_NH_MGS / 『動かして学ぶ　量子コンピュータ　プログラミング』 著者=EJ;NH;MGS,校注=~ / p.21 / w=HAD;PHASES;,topic=~,publisher=~,other=memo+:演算処理。等価なもの。NOT。H-PHASE-H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2*7 RES / JVEMV6 64#342_ugokasu_qc_EJ_NH_MGS / 『動かして学ぶ　量子コンピュータ　プログラミング』 著者=EJ;NH;MGS,校注=~ / p.21 / w=HAD;PHASES;,topic=~,publisher=~,other=memo+:演算処理。等価なもの。NOT。H-PHASE-H">
            <text:p>:m 2*7 RES / JVEMV6 64#342_ugokasu_qc_EJ_NH_MGS / 『動かして学ぶ　量子コンピュータ　プログラミング』 著者=EJ;NH;MGS,校注=~ / p.21 / w=HAD;PHASES;,topic=~,publisher=~,other=memo+:演算処理。等価なもの。NOT。H-PHASE-H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0">
            <text:p>20</text:p>
          </table:table-cell>
          <table:table-cell table:formula="of:=LEN([.B10])" office:value-type="float" office:value="23">
            <text:p>23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9-06_14-18-33.jpg</text:p>
          </table:table-cell>
          <table:table-cell table:style-name="ce26" office:value-type="string">
            <text:p>:m 3*7 RES / JVEMV6 64#342_ugokasu_qc_EJ_NH_MGS / 『動かして学ぶ　量子コンピュータ　プログラミング』 著者=EJ;NH;MGS,校注=~ / p.21 / w=可逆性;,topic=スパイハンター；,publisher=~,other=q+:演算。Hが３連；memo+:演算。H-PHASE(-90)-H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3*7 RES / JVEMV6 64#342_ugokasu_qc_EJ_NH_MGS / 『動かして学ぶ　量子コンピュータ　プログラミング』 著者=EJ;NH;MGS,校注=~ / p.21 / w=可逆性;,topic=スパイハンター；,publisher=~,other=q+:演算。Hが３連；memo+:演算。H-PHASE(-90)-H">
            <text:p>:m 3*7 RES / JVEMV6 64#342_ugokasu_qc_EJ_NH_MGS / 『動かして学ぶ　量子コンピュータ　プログラミング』 著者=EJ;NH;MGS,校注=~ / p.21 / w=可逆性;,topic=スパイハンター；,publisher=~,other=q+:演算。Hが３連；memo+:演算。H-PHASE(-90)-H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0">
            <text:p>20</text:p>
          </table:table-cell>
          <table:table-cell table:formula="of:=LEN([.B11])" office:value-type="float" office:value="23">
            <text:p>23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17" office:value-type="string">
            <text:p>2023-09-06_14-18-54.jpg</text:p>
          </table:table-cell>
          <table:table-cell table:style-name="ce26" office:value-type="string">
            <text:p>:m 4*7 RES / JVEMV6 64#342_ugokasu_qc_EJ_NH_MGS / 『動かして学ぶ　量子コンピュータ　プログラミング』 著者=EJ;NH;MGS,校注=~ / p.21 / w=;,topic=；,publisher=~,other=conc+:スパイハンター;memo+:フローチャート；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4*7 RES / JVEMV6 64#342_ugokasu_qc_EJ_NH_MGS / 『動かして学ぶ　量子コンピュータ　プログラミング』 著者=EJ;NH;MGS,校注=~ / p.21 / w=;,topic=；,publisher=~,other=conc+:スパイハンター;memo+:フローチャート；">
            <text:p>:m 4*7 RES / JVEMV6 64#342_ugokasu_qc_EJ_NH_MGS / 『動かして学ぶ　量子コンピュータ　プログラミング』 著者=EJ;NH;MGS,校注=~ / p.21 / w=;,topic=；,publisher=~,other=conc+:スパイハンター;memo+:フローチャート；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0">
            <text:p>20</text:p>
          </table:table-cell>
          <table:table-cell table:formula="of:=LEN([.B12])" office:value-type="float" office:value="23">
            <text:p>23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8" office:value-type="string">
            <text:p>2023-09-06_14-19-16.jpg</text:p>
          </table:table-cell>
          <table:table-cell table:style-name="ce26" office:value-type="string">
            <text:p>:m 5*7 RES / JVEMV6 64#342_ugokasu_qc_EJ_NH_MGS / 『動かして学ぶ　量子コンピュータ　プログラミング』 著者=EJ;NH;MGS,校注=~ / p.21 / w=;,topic=；,publisher=~,other=memo+:フローチャート；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5*7 RES / JVEMV6 64#342_ugokasu_qc_EJ_NH_MGS / 『動かして学ぶ　量子コンピュータ　プログラミング』 著者=EJ;NH;MGS,校注=~ / p.21 / w=;,topic=；,publisher=~,other=memo+:フローチャート；">
            <text:p>:m 5*7 RES / JVEMV6 64#342_ugokasu_qc_EJ_NH_MGS / 『動かして学ぶ　量子コンピュータ　プログラミング』 著者=EJ;NH;MGS,校注=~ / p.21 / w=;,topic=；,publisher=~,other=memo+:フローチャート；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0">
            <text:p>20</text:p>
          </table:table-cell>
          <table:table-cell table:formula="of:=LEN([.B13])" office:value-type="float" office:value="23">
            <text:p>23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3-09-06_14-19-36.jpg</text:p>
          </table:table-cell>
          <table:table-cell table:style-name="ce26" office:value-type="string">
            <text:p>:m 6*7 RES / JVEMV6 64#342_ugokasu_qc_EJ_NH_MGS / 『動かして学ぶ　量子コンピュータ　プログラミング』 著者=EJ;NH;MGS,校注=~ / p.34 / w=;,topic=；,publisher=~,other=memo+:フローチャート；memo+:スパイ。読み取る値；memo+:スパイ。生じること。分析；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6*7 RES / JVEMV6 64#342_ugokasu_qc_EJ_NH_MGS / 『動かして学ぶ　量子コンピュータ　プログラミング』 著者=EJ;NH;MGS,校注=~ / p.34 / w=;,topic=；,publisher=~,other=memo+:フローチャート；memo+:スパイ。読み取る値；memo+:スパイ。生じること。分析；">
            <text:p>:m 6*7 RES / JVEMV6 64#342_ugokasu_qc_EJ_NH_MGS / 『動かして学ぶ　量子コンピュータ　プログラミング』 著者=EJ;NH;MGS,校注=~ / p.34 / w=;,topic=；,publisher=~,other=memo+:フローチャート；memo+:スパイ。読み取る値；memo+:スパイ。生じること。分析；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0">
            <text:p>20</text:p>
          </table:table-cell>
          <table:table-cell table:formula="of:=LEN([.B14])" office:value-type="float" office:value="23">
            <text:p>23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7" office:value-type="string">
            <text:p>2023-09-06_14-19-57.jpg</text:p>
          </table:table-cell>
          <table:table-cell table:style-name="ce26" office:value-type="string">
            <text:p>:m 7*7 RES / JVEMV6 64#342_ugokasu_qc_EJ_NH_MGS / 『動かして学ぶ　量子コンピュータ　プログラミング』 著者=EJ;NH;MGS,校注=~ / p.34 / w=;,topic=；,publisher=~,other=memo+:フローチャート；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m 7*7 RES / JVEMV6 64#342_ugokasu_qc_EJ_NH_MGS / 『動かして学ぶ　量子コンピュータ　プログラミング』 著者=EJ;NH;MGS,校注=~ / p.34 / w=;,topic=；,publisher=~,other=memo+:フローチャート；">
            <text:p>:m 7*7 RES / JVEMV6 64#342_ugokasu_qc_EJ_NH_MGS / 『動かして学ぶ　量子コンピュータ　プログラミング』 著者=EJ;NH;MGS,校注=~ / p.34 / w=;,topic=；,publisher=~,other=memo+:フローチャート；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0">
            <text:p>20</text:p>
          </table:table-cell>
          <table:table-cell table:formula="of:=LEN([.B15])" office:value-type="float" office:value="23">
            <text:p>23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5">
            <text:p>15</text:p>
          </table:table-cell>
          <table:table-cell table:style-name="ce18" office:value-type="string">
            <text:p>2023-09-06_18-36-56_000.mp4</text:p>
          </table:table-cell>
          <table:table-cell table:style-name="ce26" office:value-type="string">
            <text:p>:VIDEO / @自室 / 記録 / jap.flute / 演奏、play / R=1(9/07) / genre=melody,for=~,file-piece-id=~,memo=~,session=hour-18,recording-id=~,other=~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VIDEO / @自室 / 記録 / jap.flute / 演奏、play / R=1(9/07) / genre=melody,for=~,file-piece-id=~,memo=~,session=hour-18,recording-id=~,other=~ / follow+">
            <text:p>:VIDEO / @自室 / 記録 / jap.flute / 演奏、play / R=1(9/07) / genre=melody,for=~,file-piece-id=~,memo=~,session=hour-18,recording-id=~,other=~ / follow+</text:p>
          </table:table-cell>
          <table:table-cell table:style-name="ce10" table:formula="of:=RIGHT([.B16];[.K16])" office:value-type="string" office:string-value="mp4">
            <text:p>mp4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6">
            <text:p>16</text:p>
          </table:table-cell>
          <table:table-cell table:style-name="ce17" office:value-type="string">
            <text:p>2023-09-06_21-07-50_000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7">
            <text:p>17</text:p>
          </table:table-cell>
          <table:table-cell table:style-name="ce17" office:value-type="string">
            <text:p>2023-09-06_21-07-53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string" office:string-value=":m 食べた物 ">
            <text:p>:m 食べた物 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47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8">
            <text:p>18</text:p>
          </table:table-cell>
          <table:table-cell table:style-name="ce10" office:value-type="string">
            <text:p>2023-09-07_00-58-55_000.jpg</text:p>
          </table:table-cell>
          <table:table-cell table:style-name="ce26" office:value-type="string">
            <text:p>:m :PHOTO 寝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string" office:string-value=":m :PHOTO 寝た時刻 / 2023">
            <text:p>:m :PHOTO 寝た時刻 / 2023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47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9">
            <text:p>19</text:p>
          </table:table-cell>
          <table:table-cell table:style-name="ce17" office:value-type="string">
            <text:p>2023-09-07_07-44-03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47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0">
            <text:p>20</text:p>
          </table:table-cell>
          <table:table-cell table:style-name="ce17" office:value-type="string">
            <text:p>2023-09-07_09-14-37_000.jpg</text:p>
          </table:table-cell>
          <table:table-cell table:style-name="ce26" office:value-type="string">
            <text:p>:PHOTO 記録しておきたいもの / location:photo=自室, location:target=ケーブル。スマホ用。 / subject=ノートPC。ディスプレイ（表示器）。枠材。修理。手順 / content=向かって右下、隅。部材の、表と裏。剥がれてしまっている。両者を、締めつける。,other=１回目、以前に行った。今回、再度、補修。２回目。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1]=&quot;&quot;;[.C21];CONCATENATE([.C21];&quot; / &quot;;[.E21]))" office:value-type="string" office:string-value=":PHOTO 記録しておきたいもの / location:photo=自室, location:target=ケーブル。スマホ用。 / subject=ノートPC。ディスプレイ（表示器）。枠材。修理。手順 / content=向かって右下、隅。部材の、表と裏。剥がれてしまっている。両者を、締めつける。,other=１回目、以前に行った。今回、再度、補修。２回目。">
            <text:p>:PHOTO 記録しておきたいもの / location:photo=自室, location:target=ケーブル。スマホ用。 / subject=ノートPC。ディスプレイ（表示器）。枠材。修理。手順 / content=向かって右下、隅。部材の、表と裏。剥がれてしまっている。両者を、締めつける。,other=１回目、以前に行った。今回、再度、補修。２回目。</text:p>
          </table:table-cell>
          <table:table-cell table:style-name="ce10" table:formula="of:=RIGHT([.B21];[.K21])" office:value-type="string" office:string-value="jpg">
            <text:p>jpg</text:p>
          </table:table-cell>
          <table:table-cell table:style-name="ce47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1">
            <text:p>21</text:p>
          </table:table-cell>
          <table:table-cell table:style-name="ce17" office:value-type="string">
            <text:p>2023-09-07_09-15-13_000.jpg</text:p>
          </table:table-cell>
          <table:table-cell table:style-name="ce26" office:value-type="string">
            <text:p>:PHOTO 記録しておきたいもの / location:photo=自室, location:target=ケーブル。スマホ用。 / subject=ノートPC。ディスプレイ（表示器）。枠材。修理。手順 / content=向かって右下、隅。部材の、表と裏。剥がれてしまっている。両者を、締めつける。,other=１回目、以前に行った。今回、再度、補修。２回目。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string" office:string-value=":PHOTO 記録しておきたいもの / location:photo=自室, location:target=ケーブル。スマホ用。 / subject=ノートPC。ディスプレイ（表示器）。枠材。修理。手順 / content=向かって右下、隅。部材の、表と裏。剥がれてしまっている。両者を、締めつける。,other=１回目、以前に行った。今回、再度、補修。２回目。">
            <text:p>:PHOTO 記録しておきたいもの / location:photo=自室, location:target=ケーブル。スマホ用。 / subject=ノートPC。ディスプレイ（表示器）。枠材。修理。手順 / content=向かって右下、隅。部材の、表と裏。剥がれてしまっている。両者を、締めつける。,other=１回目、以前に行った。今回、再度、補修。２回目。</text:p>
          </table:table-cell>
          <table:table-cell table:style-name="ce10" table:formula="of:=RIGHT([.B22];[.K22])" office:value-type="string" office:string-value="jpg">
            <text:p>jpg</text:p>
          </table:table-cell>
          <table:table-cell table:style-name="ce47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2">
            <text:p>22</text:p>
          </table:table-cell>
          <table:table-cell table:style-name="ce17" office:value-type="string">
            <text:p>2023-09-07_09-15-27_000.jpg</text:p>
          </table:table-cell>
          <table:table-cell table:style-name="ce26" office:value-type="string">
            <text:p>:PHOTO 記録しておきたいもの / location:photo=自室, location:target=ケーブル。スマホ用。 / subject=ノートPC。ディスプレイ（表示器）。枠材。修理。手順 / content=向かって右下、隅。部材の、表と裏。剥がれてしまっている。両者を、締めつける。,other=１回目、以前に行った。今回、再度、補修。２回目。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string" office:string-value=":PHOTO 記録しておきたいもの / location:photo=自室, location:target=ケーブル。スマホ用。 / subject=ノートPC。ディスプレイ（表示器）。枠材。修理。手順 / content=向かって右下、隅。部材の、表と裏。剥がれてしまっている。両者を、締めつける。,other=１回目、以前に行った。今回、再度、補修。２回目。">
            <text:p>:PHOTO 記録しておきたいもの / location:photo=自室, location:target=ケーブル。スマホ用。 / subject=ノートPC。ディスプレイ（表示器）。枠材。修理。手順 / content=向かって右下、隅。部材の、表と裏。剥がれてしまっている。両者を、締めつける。,other=１回目、以前に行った。今回、再度、補修。２回目。</text:p>
          </table:table-cell>
          <table:table-cell table:style-name="ce10" table:formula="of:=RIGHT([.B23];[.K23])" office:value-type="string" office:string-value="jpg">
            <text:p>jpg</text:p>
          </table:table-cell>
          <table:table-cell table:style-name="ce47" table:formula="of:=FIND(&quot;.&quot;;[.B23];1)" office:value-type="float" office:value="24">
            <text:p>24</text:p>
          </table:table-cell>
          <table:table-cell table:formula="of:=LEN([.B23])" office:value-type="float" office:value="27">
            <text:p>27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3">
            <text:p>23</text:p>
          </table:table-cell>
          <table:table-cell table:style-name="ce17" office:value-type="string">
            <text:p>2023-09-07_09-16-06_000.jpg</text:p>
          </table:table-cell>
          <table:table-cell table:style-name="ce26" office:value-type="string">
            <text:p>:PHOTO 記録しておきたいもの / location:photo=自室, location:target=ケーブル。スマホ用。 / subject=ノートPC。ディスプレイ（表示器）。枠材。修理。手順 / content=向かって右下、隅。部材の、表と裏。剥がれてしまっている。両者を、締めつける。,other=１回目、以前に行った。今回、再度、補修。２回目。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string" office:string-value=":PHOTO 記録しておきたいもの / location:photo=自室, location:target=ケーブル。スマホ用。 / subject=ノートPC。ディスプレイ（表示器）。枠材。修理。手順 / content=向かって右下、隅。部材の、表と裏。剥がれてしまっている。両者を、締めつける。,other=１回目、以前に行った。今回、再度、補修。２回目。">
            <text:p>:PHOTO 記録しておきたいもの / location:photo=自室, location:target=ケーブル。スマホ用。 / subject=ノートPC。ディスプレイ（表示器）。枠材。修理。手順 / content=向かって右下、隅。部材の、表と裏。剥がれてしまっている。両者を、締めつける。,other=１回目、以前に行った。今回、再度、補修。２回目。</text:p>
          </table:table-cell>
          <table:table-cell table:style-name="ce10" table:formula="of:=RIGHT([.B24];[.K24])" office:value-type="string" office:string-value="jpg">
            <text:p>jpg</text:p>
          </table:table-cell>
          <table:table-cell table:style-name="ce47" table:formula="of:=FIND(&quot;.&quot;;[.B24];1)" office:value-type="float" office:value="24">
            <text:p>24</text:p>
          </table:table-cell>
          <table:table-cell table:formula="of:=LEN([.B24])" office:value-type="float" office:value="27">
            <text:p>27</text:p>
          </table:table-cell>
          <table:table-cell table:formula="of:=[.J24]-[.I2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4">
            <text:p>24</text:p>
          </table:table-cell>
          <table:table-cell table:style-name="ce10" office:value-type="string">
            <text:p>2023-09-07_09-16-18_000.jpg</text:p>
          </table:table-cell>
          <table:table-cell table:style-name="ce26" office:value-type="string">
            <text:p>:PHOTO 記録しておきたいもの / location:photo=自室, location:target=ケーブル。スマホ用。 / subject=ノートPC。ディスプレイ（表示器）。枠材。修理。手順 / content=向かって右下、隅。部材の、表と裏。剥がれてしまっている。両者を、締めつける。,other=１回目、以前に行った。今回、再度、補修。２回目。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25];[.K25])" office:value-type="string" office:string-value="jpg">
            <text:p>jpg</text:p>
          </table:table-cell>
          <table:table-cell table:style-name="ce47" table:formula="of:=FIND(&quot;.&quot;;[.B25];1)" office:value-type="float" office:value="24">
            <text:p>24</text:p>
          </table:table-cell>
          <table:table-cell table:formula="of:=LEN([.B25])" office:value-type="float" office:value="27">
            <text:p>27</text:p>
          </table:table-cell>
          <table:table-cell table:formula="of:=[.J25]-[.I2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25">
            <text:p>25</text:p>
          </table:table-cell>
          <table:table-cell table:style-name="ce18" office:value-type="string">
            <text:p>2023-09-07_09-18-24_000.jpg</text:p>
          </table:table-cell>
          <table:table-cell table:style-name="ce26" office:value-type="string">
            <text:p>:PHOTO 記録しておきたいもの / location:photo=自室, location:target=ケーブル。スマホ用。 / subject=ノートPC。ディスプレイ（表示器）。枠材。修理。手順 / content=向かって右下、隅。部材の、表と裏。剥がれてしまっている。両者を、締めつける。,other=１回目、以前に行った。今回、再度、補修。２回目。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string" office:string-value=":PHOTO 記録しておきたいもの / location:photo=自室, location:target=ケーブル。スマホ用。 / subject=ノートPC。ディスプレイ（表示器）。枠材。修理。手順 / content=向かって右下、隅。部材の、表と裏。剥がれてしまっている。両者を、締めつける。,other=１回目、以前に行った。今回、再度、補修。２回目。">
            <text:p>:PHOTO 記録しておきたいもの / location:photo=自室, location:target=ケーブル。スマホ用。 / subject=ノートPC。ディスプレイ（表示器）。枠材。修理。手順 / content=向かって右下、隅。部材の、表と裏。剥がれてしまっている。両者を、締めつける。,other=１回目、以前に行った。今回、再度、補修。２回目。</text:p>
          </table:table-cell>
          <table:table-cell table:style-name="ce10" table:formula="of:=RIGHT([.B26];[.K26])" office:value-type="string" office:string-value="jpg">
            <text:p>jpg</text:p>
          </table:table-cell>
          <table:table-cell table:style-name="ce47" table:formula="of:=FIND(&quot;.&quot;;[.B26];1)" office:value-type="float" office:value="24">
            <text:p>24</text:p>
          </table:table-cell>
          <table:table-cell table:formula="of:=LEN([.B26])" office:value-type="float" office:value="27">
            <text:p>27</text:p>
          </table:table-cell>
          <table:table-cell table:formula="of:=[.J26]-[.I2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6">
            <text:p>26</text:p>
          </table:table-cell>
          <table:table-cell table:style-name="ce10" office:value-type="string">
            <text:p>2023-09-07_09-18-31_000.jpg</text:p>
          </table:table-cell>
          <table:table-cell table:style-name="ce26" office:value-type="string">
            <text:p>:PHOTO 記録しておきたいもの / location:photo=自室, location:target=ケーブル。スマホ用。 / subject=ノートPC。ディスプレイ（表示器）。枠材。修理。手順 / content=向かって右下、隅。部材の、表と裏。剥がれてしまっている。両者を、締めつける。,other=１回目、以前に行った。今回、再度、補修。２回目。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string" office:string-value=":PHOTO 記録しておきたいもの / location:photo=自室, location:target=ケーブル。スマホ用。 / subject=ノートPC。ディスプレイ（表示器）。枠材。修理。手順 / content=向かって右下、隅。部材の、表と裏。剥がれてしまっている。両者を、締めつける。,other=１回目、以前に行った。今回、再度、補修。２回目。">
            <text:p>:PHOTO 記録しておきたいもの / location:photo=自室, location:target=ケーブル。スマホ用。 / subject=ノートPC。ディスプレイ（表示器）。枠材。修理。手順 / content=向かって右下、隅。部材の、表と裏。剥がれてしまっている。両者を、締めつける。,other=１回目、以前に行った。今回、再度、補修。２回目。</text:p>
          </table:table-cell>
          <table:table-cell table:style-name="ce10" table:formula="of:=RIGHT([.B27];[.K27])" office:value-type="string" office:string-value="jpg">
            <text:p>jpg</text:p>
          </table:table-cell>
          <table:table-cell table:style-name="ce47" table:formula="of:=FIND(&quot;.&quot;;[.B27];1)" office:value-type="float" office:value="24">
            <text:p>24</text:p>
          </table:table-cell>
          <table:table-cell table:formula="of:=LEN([.B27])" office:value-type="float" office:value="27">
            <text:p>27</text:p>
          </table:table-cell>
          <table:table-cell table:formula="of:=[.J27]-[.I2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7">
            <text:p>27</text:p>
          </table:table-cell>
          <table:table-cell table:style-name="ce17" office:value-type="string">
            <text:p>2023-09-07_09-18-43_000.jpg</text:p>
          </table:table-cell>
          <table:table-cell table:style-name="ce26" office:value-type="string">
            <text:p>:PHOTO 記録しておきたいもの / location:photo=自室, location:target=ケーブル。スマホ用。 / subject=ノートPC。ディスプレイ（表示器）。枠材。修理。手順 / content=向かって右下、隅。部材の、表と裏。剥がれてしまっている。両者を、締めつける。,other=１回目、以前に行った。今回、再度、補修。２回目。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8]=&quot;&quot;;[.C28];CONCATENATE([.C28];&quot; / &quot;;[.E28]))" office:value-type="string" office:string-value=":PHOTO 記録しておきたいもの / location:photo=自室, location:target=ケーブル。スマホ用。 / subject=ノートPC。ディスプレイ（表示器）。枠材。修理。手順 / content=向かって右下、隅。部材の、表と裏。剥がれてしまっている。両者を、締めつける。,other=１回目、以前に行った。今回、再度、補修。２回目。">
            <text:p>:PHOTO 記録しておきたいもの / location:photo=自室, location:target=ケーブル。スマホ用。 / subject=ノートPC。ディスプレイ（表示器）。枠材。修理。手順 / content=向かって右下、隅。部材の、表と裏。剥がれてしまっている。両者を、締めつける。,other=１回目、以前に行った。今回、再度、補修。２回目。</text:p>
          </table:table-cell>
          <table:table-cell table:style-name="ce10" table:formula="of:=RIGHT([.B28];[.K28])" office:value-type="string" office:string-value="jpg">
            <text:p>jpg</text:p>
          </table:table-cell>
          <table:table-cell table:style-name="ce47" table:formula="of:=FIND(&quot;.&quot;;[.B28];1)" office:value-type="float" office:value="24">
            <text:p>24</text:p>
          </table:table-cell>
          <table:table-cell table:formula="of:=LEN([.B28])" office:value-type="float" office:value="27">
            <text:p>27</text:p>
          </table:table-cell>
          <table:table-cell table:formula="of:=[.J28]-[.I2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8">
            <text:p>28</text:p>
          </table:table-cell>
          <table:table-cell table:style-name="ce10" office:value-type="string">
            <text:p>2023-09-07_09-20-54_000.jpg</text:p>
          </table:table-cell>
          <table:table-cell table:style-name="ce26" office:value-type="string">
            <text:p>:PHOTO 記録しておきたいもの / location:photo=自室, location:target=ケーブル。スマホ用。 / subject=ノートPC。ディスプレイ（表示器）。枠材。修理。手順 / content=向かって右下、隅。部材の、表と裏。剥がれてしまっている。両者を、締めつける。,other=１回目、以前に行った。今回、再度、補修。２回目。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29];[.K29])" office:value-type="string" office:string-value="jpg">
            <text:p>jpg</text:p>
          </table:table-cell>
          <table:table-cell table:style-name="ce47" table:formula="of:=FIND(&quot;.&quot;;[.B29];1)" office:value-type="float" office:value="24">
            <text:p>24</text:p>
          </table:table-cell>
          <table:table-cell table:formula="of:=LEN([.B29])" office:value-type="float" office:value="27">
            <text:p>27</text:p>
          </table:table-cell>
          <table:table-cell table:formula="of:=[.J29]-[.I2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9">
            <text:p>29</text:p>
          </table:table-cell>
          <table:table-cell table:style-name="ce17" office:value-type="string">
            <text:p>2023-09-07_12-18-41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30]=&quot;&quot;;[.C30];CONCATENATE([.C30];&quot; / &quot;;[.E30]))" office:value-type="string" office:string-value=":m 食べた物 ">
            <text:p>:m 食べた物 </text:p>
          </table:table-cell>
          <table:table-cell table:style-name="ce10" table:formula="of:=RIGHT([.B30];[.K30])" office:value-type="string" office:string-value="jpg">
            <text:p>jpg</text:p>
          </table:table-cell>
          <table:table-cell table:style-name="ce47" table:formula="of:=FIND(&quot;.&quot;;[.B30];1)" office:value-type="float" office:value="24">
            <text:p>24</text:p>
          </table:table-cell>
          <table:table-cell table:formula="of:=LEN([.B30])" office:value-type="float" office:value="27">
            <text:p>27</text:p>
          </table:table-cell>
          <table:table-cell table:formula="of:=[.J30]-[.I3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8" office:value-type="string">
            <text:p>2023-09-07_21-36-23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1]=&quot;&quot;;[.C31];CONCATENATE([.C31];&quot; / &quot;;[.E31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31];[.K31])" office:value-type="string" office:string-value="jpg">
            <text:p>jpg</text:p>
          </table:table-cell>
          <table:table-cell table:style-name="ce47" table:formula="of:=FIND(&quot;.&quot;;[.B31];1)" office:value-type="float" office:value="20">
            <text:p>20</text:p>
          </table:table-cell>
          <table:table-cell table:formula="of:=LEN([.B31])" office:value-type="float" office:value="23">
            <text:p>23</text:p>
          </table:table-cell>
          <table:table-cell table:formula="of:=[.J31]-[.I3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9-07_21-36-28.jpg</text:p>
          </table:table-cell>
          <table:table-cell table:style-name="ce26" office:value-type="string">
            <text:p>-*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string" office:string-value="-*">
            <text:p>-*</text:p>
          </table:table-cell>
          <table:table-cell table:style-name="ce10" table:formula="of:=RIGHT([.B32];[.K32])" office:value-type="string" office:string-value="jpg">
            <text:p>jpg</text:p>
          </table:table-cell>
          <table:table-cell table:style-name="ce47" table:formula="of:=FIND(&quot;.&quot;;[.B32];1)" office:value-type="float" office:value="20">
            <text:p>20</text:p>
          </table:table-cell>
          <table:table-cell table:formula="of:=LEN([.B32])" office:value-type="float" office:value="23">
            <text:p>23</text:p>
          </table:table-cell>
          <table:table-cell table:formula="of:=[.J32]-[.I3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9-07_21-36-32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string" office:string-value=":m 食べた物 ">
            <text:p>:m 食べた物 </text:p>
          </table:table-cell>
          <table:table-cell table:style-name="ce10" table:formula="of:=RIGHT([.B33];[.K33])" office:value-type="string" office:string-value="jpg">
            <text:p>jpg</text:p>
          </table:table-cell>
          <table:table-cell table:style-name="ce47" table:formula="of:=FIND(&quot;.&quot;;[.B33];1)" office:value-type="float" office:value="20">
            <text:p>20</text:p>
          </table:table-cell>
          <table:table-cell table:formula="of:=LEN([.B33])" office:value-type="float" office:value="23">
            <text:p>23</text:p>
          </table:table-cell>
          <table:table-cell table:formula="of:=[.J33]-[.I3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9-08_01-26-50.jpg</text:p>
          </table:table-cell>
          <table:table-cell table:style-name="ce26" office:value-type="string">
            <text:p>:m :PHOTO 寝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string" office:string-value=":m :PHOTO 寝た時刻 / 2023">
            <text:p>:m :PHOTO 寝た時刻 / 2023</text:p>
          </table:table-cell>
          <table:table-cell table:style-name="ce10" table:formula="of:=RIGHT([.B34];[.K34])" office:value-type="string" office:string-value="jpg">
            <text:p>jpg</text:p>
          </table:table-cell>
          <table:table-cell table:style-name="ce47" table:formula="of:=FIND(&quot;.&quot;;[.B34];1)" office:value-type="float" office:value="20">
            <text:p>20</text:p>
          </table:table-cell>
          <table:table-cell table:formula="of:=LEN([.B34])" office:value-type="float" office:value="23">
            <text:p>23</text:p>
          </table:table-cell>
          <table:table-cell table:formula="of:=[.J34]-[.I3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9-08_07-44-47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string" office:string-value=":m :PHOTO 起きた時刻 / 2023">
            <text:p>:m :PHOTO 起きた時刻 / 2023</text:p>
          </table:table-cell>
          <table:table-cell table:style-name="ce10" table:formula="of:=RIGHT([.B35];[.K35])" office:value-type="string" office:string-value="jpg">
            <text:p>jpg</text:p>
          </table:table-cell>
          <table:table-cell table:style-name="ce47" table:formula="of:=FIND(&quot;.&quot;;[.B35];1)" office:value-type="float" office:value="20">
            <text:p>20</text:p>
          </table:table-cell>
          <table:table-cell table:formula="of:=LEN([.B35])" office:value-type="float" office:value="23">
            <text:p>23</text:p>
          </table:table-cell>
          <table:table-cell table:formula="of:=[.J35]-[.I3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9-08_07-49-33.jpg</text:p>
          </table:table-cell>
          <table:table-cell table:style-name="ce27" office:value-type="string">
            <text:p>-*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string" office:string-value="-*">
            <text:p>-*</text:p>
          </table:table-cell>
          <table:table-cell table:style-name="ce10" table:formula="of:=RIGHT([.B36];[.K36])" office:value-type="string" office:string-value="jpg">
            <text:p>jpg</text:p>
          </table:table-cell>
          <table:table-cell table:style-name="ce47" table:formula="of:=FIND(&quot;.&quot;;[.B36];1)" office:value-type="float" office:value="20">
            <text:p>20</text:p>
          </table:table-cell>
          <table:table-cell table:formula="of:=LEN([.B36])" office:value-type="float" office:value="23">
            <text:p>23</text:p>
          </table:table-cell>
          <table:table-cell table:formula="of:=[.J36]-[.I3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 office:value-type="string">
            <text:p>2023-09-08_07-50-32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37];[.K37])" office:value-type="string" office:string-value="jpg">
            <text:p>jpg</text:p>
          </table:table-cell>
          <table:table-cell table:style-name="ce47" table:formula="of:=FIND(&quot;.&quot;;[.B37];1)" office:value-type="float" office:value="20">
            <text:p>20</text:p>
          </table:table-cell>
          <table:table-cell table:formula="of:=LEN([.B37])" office:value-type="float" office:value="23">
            <text:p>23</text:p>
          </table:table-cell>
          <table:table-cell table:formula="of:=[.J37]-[.I3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9-08_12-46-09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string" office:string-value=":m 食べた物 ">
            <text:p>:m 食べた物 </text:p>
          </table:table-cell>
          <table:table-cell table:style-name="ce10" table:formula="of:=RIGHT([.B38];[.K38])" office:value-type="string" office:string-value="jpg">
            <text:p>jpg</text:p>
          </table:table-cell>
          <table:table-cell table:style-name="ce47" table:formula="of:=FIND(&quot;.&quot;;[.B38];1)" office:value-type="float" office:value="20">
            <text:p>20</text:p>
          </table:table-cell>
          <table:table-cell table:formula="of:=LEN([.B38])" office:value-type="float" office:value="23">
            <text:p>23</text:p>
          </table:table-cell>
          <table:table-cell table:formula="of:=[.J38]-[.I3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7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15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09">2023/09/09</text:date>, <text:time>16:55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9-09T16:55:02.33</dc:date>
    <dc:creator>iwabuchi ken</dc:creator>
    <meta:editing-duration>P58DT15H40M22S</meta:editing-duration>
    <meta:editing-cycles>19684</meta:editing-cycles>
    <meta:document-statistic meta:table-count="2" meta:cell-count="948" meta:object-count="0"/>
    <meta:user-defined meta:name="qrichtext">1</meta:user-defined>
  </office:meta>
</office:document-meta>
</file>